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c450a" officeooo:paragraph-rsid="000c450a"/>
    </style:style>
    <style:style style:name="P2" style:family="paragraph" style:parent-style-name="Standard">
      <style:text-properties style:text-underline-style="solid" style:text-underline-width="auto" style:text-underline-color="font-color" officeooo:rsid="000c450a" officeooo:paragraph-rsid="000c450a"/>
    </style:style>
    <style:style style:name="P3" style:family="paragraph" style:parent-style-name="Standard">
      <style:text-properties style:text-underline-style="solid" style:text-underline-width="auto" style:text-underline-color="font-color" officeooo:rsid="000d27a1" officeooo:paragraph-rsid="000d27a1"/>
    </style:style>
    <style:style style:name="P4" style:family="paragraph" style:parent-style-name="Standard">
      <style:text-properties style:text-underline-style="solid" style:text-underline-width="auto" style:text-underline-color="font-color" officeooo:rsid="000ca8eb" officeooo:paragraph-rsid="000ca8eb"/>
    </style:style>
    <style:style style:name="P5" style:family="paragraph" style:parent-style-name="Standard">
      <style:text-properties style:text-underline-style="solid" style:text-underline-width="auto" style:text-underline-color="font-color" officeooo:rsid="000cfddd" officeooo:paragraph-rsid="000cfddd"/>
    </style:style>
    <style:style style:name="P6" style:family="paragraph" style:parent-style-name="Standard">
      <style:text-properties style:text-underline-style="none" officeooo:rsid="000cfddd" officeooo:paragraph-rsid="000cfddd"/>
    </style:style>
    <style:style style:name="P7" style:family="paragraph" style:parent-style-name="Heading_20_2">
      <style:text-properties style:text-underline-style="none" officeooo:rsid="000cfddd" officeooo:paragraph-rsid="000cfddd"/>
    </style:style>
    <style:style style:name="P8" style:family="paragraph" style:parent-style-name="Text_20_body">
      <style:text-properties officeooo:rsid="000cfddd"/>
    </style:style>
    <style:style style:name="P9" style:family="paragraph" style:parent-style-name="Text_20_body" style:list-style-name="L1">
      <style:text-properties officeooo:rsid="000cfddd"/>
    </style:style>
    <style:style style:name="P10" style:family="paragraph" style:parent-style-name="Text_20_body" style:list-style-name="L2">
      <style:text-properties officeooo:rsid="000cfddd"/>
    </style:style>
    <style:style style:name="P11" style:family="paragraph" style:parent-style-name="Horizontal_20_Line">
      <style:text-properties officeooo:rsid="000cfddd"/>
    </style:style>
    <style:style style:name="P12" style:family="paragraph" style:parent-style-name="Heading_20_2">
      <style:text-properties officeooo:rsid="000cfddd"/>
    </style:style>
    <style:style style:name="P13" style:family="paragraph" style:parent-style-name="Text_20_body" style:list-style-name="L3">
      <style:text-properties officeooo:rsid="000cfddd"/>
    </style:style>
    <style:style style:name="P14" style:family="paragraph" style:parent-style-name="Heading_20_3">
      <style:text-properties officeooo:rsid="000cfddd"/>
    </style:style>
    <style:style style:name="P15" style:family="paragraph" style:parent-style-name="Text_20_body" style:list-style-name="L4">
      <style:text-properties officeooo:rsid="000cfddd"/>
    </style:style>
    <style:style style:name="P16" style:family="paragraph" style:parent-style-name="Heading_20_2">
      <style:text-properties officeooo:rsid="000cfddd" officeooo:paragraph-rsid="000d27a1"/>
    </style:style>
    <style:style style:name="P17" style:family="paragraph" style:parent-style-name="Text_20_body" style:list-style-name="L5">
      <style:text-properties officeooo:rsid="000cfddd"/>
    </style:style>
    <style:style style:name="P18" style:family="paragraph" style:parent-style-name="Standard">
      <style:text-properties style:text-underline-style="none"/>
    </style:style>
    <style:style style:name="T1" style:family="text">
      <style:text-properties style:text-underline-style="none"/>
    </style:style>
    <style:style style:name="T2" style:family="text">
      <style:text-properties officeooo:rsid="000d27a1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Descripción Del sistema de información:</text:p>
      <text:p text:style-name="P1"/>
      <text:p text:style-name="P1">Mi proyecto de empresa se basa en una empresa focalizada en gaming reparación , compra y venta de consolas y pc´s gaming de todo tipo trabajamos todas las marcas (menos apple).</text:p>
      <text:p text:style-name="P1"/>
      <text:p text:style-name="P1">consolas: nintendo , sony playstation , xbox , consolas retro, actuales etc.</text:p>
      <text:p text:style-name="P1"><text:s/></text:p>
      <text:p text:style-name="P1">pc’s: corsair <text:s/>,intel ,nvidia , amd , asus, acer <text:s/>etc.</text:p>
      <text:p text:style-name="P2"/>
      <text:p text:style-name="P3">2. Descripcion Del problema</text:p>
      <text:p text:style-name="P4">Tenemos que hacer un software de entrada y salida de productos<text:span text:style-name="T1"> <text:s/></text:span>tanto nuevos como de segunda mano mas dentro del mismo software hacer otra tabla de productos para reparar , en estado de reparacion y reparados y listos para la entrega.</text:p>
      <text:p text:style-name="P4"/>
      <text:p text:style-name="P5">Entonces registraremos el nombre del producto con su respectivo numero de serie y de cada registro de producto registraremos el nombre del cliente dueño del producto tanto de compra tanto como de venta su numero de telefono correo electronico y su dni <text:s/>para la verificación de identidad de cada cliente. (sobretodo para los clientes que quieran reparar un producto) </text:p>
      <text:p text:style-name="P6"/>
      <text:p text:style-name="P6"/>
      <text:h text:style-name="P7" text:outline-level="2"><text:span text:style-name="Strong_20_Emphasis">3. </text:span><text:span text:style-name="Strong_20_Emphasis"><text:span text:style-name="T2">Datos que maneja el sistema</text:span></text:span></text:h>
      <text:p text:style-name="P8"><text:span text:style-name="Strong_20_Emphasis">Entidades principales:</text:span></text:p>
      <text:list text:style-name="L1">
        <text:list-item>
          <text:p text:style-name="P9"><text:span text:style-name="Strong_20_Emphasis">Producto</text:span></text:p>
          <text:list>
            <text:list-item>
              <text:p text:style-name="P9"><text:span text:style-name="Strong_20_Emphasis">Atributos:</text:span></text:p>
              <text:list>
                <text:list-item>
                  <text:p text:style-name="P9">ID_Producto (clave primaria)</text:p>
                </text:list-item>
                <text:list-item>
                  <text:p text:style-name="P9">Nombre</text:p>
                </text:list-item>
                <text:list-item>
                  <text:p text:style-name="P9">Tipo (Consola / PC / Accesorio)</text:p>
                </text:list-item>
                <text:list-item>
                  <text:p text:style-name="P9">Marca</text:p>
                </text:list-item>
                <text:list-item>
                  <text:p text:style-name="P9">Modelo</text:p>
                </text:list-item>
                <text:list-item>
                  <text:p text:style-name="P9">Número_Serie</text:p>
                </text:list-item>
                <text:list-item>
                  <text:p text:style-name="P9">Estado (Nuevo, Usado, En reparación, Reparado, Entregado)</text:p>
                </text:list-item>
                <text:list-item>
                  <text:p text:style-name="P9">Precio_Compra</text:p>
                </text:list-item>
                <text:list-item>
                  <text:p text:style-name="P9">Precio_Venta</text:p>
                </text:list-item>
                <text:list-item>
                  <text:p text:style-name="P9">Fecha_Entrada</text:p>
                </text:list-item>
                <text:list-item>
                  <text:p text:style-name="P9">Fecha_Salida (si aplica)</text:p>
                </text:list-item>
              </text:list>
            </text:list-item>
            <text:list-item>
              <text:p text:style-name="P9"><text:span text:style-name="Strong_20_Emphasis">Restricciones:</text:span></text:p>
              <text:list>
                <text:list-item>
                  <text:p text:style-name="P9">Número_Serie debe ser único.</text:p>
                </text:list-item>
                <text:list-item>
                  <text:p text:style-name="P9">Precio_Compra y Precio_Venta deben ser mayores a 0.</text:p>
                </text:list-item>
                <text:list-item>
                  <text:p text:style-name="P9">Estado solo puede tomar los valores definidos.</text:p>
                </text:list-item>
              </text:list>
            </text:list-item>
          </text:list>
        </text:list-item>
        <text:list-item>
          <text:p text:style-name="P9"><text:soft-page-break/><text:span text:style-name="Strong_20_Emphasis">Cliente</text:span></text:p>
          <text:list>
            <text:list-item>
              <text:p text:style-name="P9"><text:span text:style-name="Strong_20_Emphasis">Atributos:</text:span></text:p>
              <text:list>
                <text:list-item>
                  <text:p text:style-name="P9">ID_Cliente (clave primaria)</text:p>
                </text:list-item>
                <text:list-item>
                  <text:p text:style-name="P9">Nombre</text:p>
                </text:list-item>
                <text:list-item>
                  <text:p text:style-name="P9">Apellidos</text:p>
                </text:list-item>
                <text:list-item>
                  <text:p text:style-name="P9">DNI</text:p>
                </text:list-item>
                <text:list-item>
                  <text:p text:style-name="P9">Teléfono</text:p>
                </text:list-item>
                <text:list-item>
                  <text:p text:style-name="P9">Correo_Electrónico</text:p>
                </text:list-item>
                <text:list-item>
                  <text:p text:style-name="P9">Dirección</text:p>
                </text:list-item>
              </text:list>
            </text:list-item>
            <text:list-item>
              <text:p text:style-name="P9"><text:span text:style-name="Strong_20_Emphasis">Restricciones:</text:span></text:p>
              <text:list>
                <text:list-item>
                  <text:p text:style-name="P9">DNI y Correo_Electrónico deben ser únicos.</text:p>
                </text:list-item>
                <text:list-item>
                  <text:p text:style-name="P9">Teléfono debe contener solo números.</text:p>
                </text:list-item>
                <text:list-item>
                  <text:p text:style-name="P9">Ningún campo puede estar vacío (NOT NULL).</text:p>
                </text:list-item>
              </text:list>
            </text:list-item>
          </text:list>
        </text:list-item>
        <text:list-item>
          <text:p text:style-name="P9"><text:span text:style-name="Strong_20_Emphasis">Reparación</text:span></text:p>
          <text:list>
            <text:list-item>
              <text:p text:style-name="P9"><text:span text:style-name="Strong_20_Emphasis">Atributos:</text:span></text:p>
              <text:list>
                <text:list-item>
                  <text:p text:style-name="P9">ID_Reparación (clave primaria)</text:p>
                </text:list-item>
                <text:list-item>
                  <text:p text:style-name="P9">ID_Producto (clave foránea)</text:p>
                </text:list-item>
                <text:list-item>
                  <text:p text:style-name="P9">ID_Cliente (clave foránea)</text:p>
                </text:list-item>
                <text:list-item>
                  <text:p text:style-name="P9">Descripción_Falla</text:p>
                </text:list-item>
                <text:list-item>
                  <text:p text:style-name="P9">Estado_Reparación (Pendiente, En Proceso, Reparado, Entregado)</text:p>
                </text:list-item>
                <text:list-item>
                  <text:p text:style-name="P9">Fecha_Ingreso</text:p>
                </text:list-item>
                <text:list-item>
                  <text:p text:style-name="P9">Fecha_Salida</text:p>
                </text:list-item>
                <text:list-item>
                  <text:p text:style-name="P9">Costo_Reparación</text:p>
                </text:list-item>
              </text:list>
            </text:list-item>
            <text:list-item>
              <text:p text:style-name="P9"><text:span text:style-name="Strong_20_Emphasis">Restricciones:</text:span></text:p>
              <text:list>
                <text:list-item>
                  <text:p text:style-name="P9">El producto debe estar vinculado a un cliente.</text:p>
                </text:list-item>
                <text:list-item>
                  <text:p text:style-name="P9">No puede marcarse como “Reparado” sin una fecha de salida registrada.</text:p>
                </text:list-item>
              </text:list>
            </text:list-item>
          </text:list>
        </text:list-item>
        <text:list-item>
          <text:p text:style-name="P9"><text:span text:style-name="Strong_20_Emphasis">Venta / Compra</text:span></text:p>
          <text:list>
            <text:list-item>
              <text:p text:style-name="P9"><text:span text:style-name="Strong_20_Emphasis">Atributos:</text:span></text:p>
              <text:list>
                <text:list-item>
                  <text:p text:style-name="P9">ID_Transacción (clave primaria)</text:p>
                </text:list-item>
                <text:list-item>
                  <text:p text:style-name="P9">Tipo (Compra / Venta)</text:p>
                </text:list-item>
                <text:list-item>
                  <text:p text:style-name="P9">ID_Producto (clave foránea)</text:p>
                </text:list-item>
                <text:list-item>
                  <text:p text:style-name="P9">ID_Cliente (clave foránea)</text:p>
                </text:list-item>
                <text:list-item>
                  <text:p text:style-name="P9"><text:soft-page-break/>Fecha_Transacción</text:p>
                </text:list-item>
                <text:list-item>
                  <text:p text:style-name="P9">Precio</text:p>
                </text:list-item>
              </text:list>
            </text:list-item>
            <text:list-item>
              <text:p text:style-name="P9"><text:span text:style-name="Strong_20_Emphasis">Restricciones:</text:span></text:p>
              <text:list>
                <text:list-item>
                  <text:p text:style-name="P9">El producto no puede venderse más de una vez sin registrarse como “nuevo ingreso”.</text:p>
                </text:list-item>
                <text:list-item>
                  <text:p text:style-name="P9">Fecha_Transacción debe ser posterior a Fecha_Entrada del producto.</text:p>
                </text:list-item>
              </text:list>
            </text:list-item>
          </text:list>
        </text:list-item>
      </text:list>
      <text:p text:style-name="P8"><text:span text:style-name="Strong_20_Emphasis">Relaciones entre entidades:</text:span></text:p>
      <text:list text:style-name="L2">
        <text:list-item>
          <text:p text:style-name="P10">Un <text:span text:style-name="Strong_20_Emphasis">cliente</text:span> puede tener varios <text:span text:style-name="Strong_20_Emphasis">productos</text:span> (1:N).</text:p>
        </text:list-item>
        <text:list-item>
          <text:p text:style-name="P10">Un <text:span text:style-name="Strong_20_Emphasis">producto</text:span> puede estar vinculado a una <text:span text:style-name="Strong_20_Emphasis">reparación</text:span> (1:1 o 1:N si hay historial).</text:p>
        </text:list-item>
        <text:list-item>
          <text:p text:style-name="P10">Un <text:span text:style-name="Strong_20_Emphasis">cliente</text:span> puede tener varias <text:span text:style-name="Strong_20_Emphasis">transacciones</text:span> (compras o ventas) (1:N).</text:p>
        </text:list-item>
      </text:list>
      <text:p text:style-name="P11"/>
      <text:h text:style-name="P12" text:outline-level="2"><text:span text:style-name="Strong_20_Emphasis">4. </text:span><text:span text:style-name="Strong_20_Emphasis"><text:span text:style-name="T2">Restricciones sobre datos</text:span></text:span></text:h>
      <text:p text:style-name="P8">Ejemplos de reglas y disparadores del sistema:</text:p>
      <text:list text:style-name="L3">
        <text:list-item>
          <text:p text:style-name="P13">Un <text:span text:style-name="Strong_20_Emphasis">producto</text:span> no puede tener el mismo <text:span text:style-name="Strong_20_Emphasis">número de serie</text:span> que otro.</text:p>
        </text:list-item>
        <text:list-item>
          <text:p text:style-name="P13">Un <text:span text:style-name="Strong_20_Emphasis">cliente</text:span> no puede tener más de <text:span text:style-name="Strong_20_Emphasis">3 productos en reparación simultáneamente</text:span>.</text:p>
        </text:list-item>
        <text:list-item>
          <text:p text:style-name="P13">No se permite registrar una <text:span text:style-name="Strong_20_Emphasis">reparación</text:span> sin un <text:span text:style-name="Strong_20_Emphasis">cliente asociado</text:span>.</text:p>
        </text:list-item>
        <text:list-item>
          <text:p text:style-name="P13">Si el estado del producto cambia a “Reparado”, automáticamente debe registrarse la <text:span text:style-name="Strong_20_Emphasis">fecha de salida</text:span>.</text:p>
        </text:list-item>
        <text:list-item>
          <text:p text:style-name="P13">No se puede eliminar un cliente que tenga transacciones o reparaciones activas.</text:p>
        </text:list-item>
        <text:list-item>
          <text:p text:style-name="P13">Si un producto se vende, su estado cambia automáticamente a <text:span text:style-name="Strong_20_Emphasis">“Vendido”</text:span> y se asigna una fecha de salida.</text:p>
        </text:list-item>
      </text:list>
      <text:p text:style-name="P11"/>
      <text:h text:style-name="P12" text:outline-level="2"><text:span text:style-name="Strong_20_Emphasis">5. </text:span><text:span text:style-name="Strong_20_Emphasis"><text:span text:style-name="T2">proceos que sobre los datos</text:span></text:span></text:h>
      <text:p text:style-name="P8">Los procesos representan la <text:span text:style-name="Strong_20_Emphasis">funcionalidad del software</text:span>:</text:p>
      <text:h text:style-name="P14" text:outline-level="3"><text:span text:style-name="Strong_20_Emphasis">Procesos principales:</text:span></text:h>
      <text:list text:style-name="L4">
        <text:list-item>
          <text:p text:style-name="P15"><text:span text:style-name="Strong_20_Emphasis">Inserciones:</text:span></text:p>
          <text:list>
            <text:list-item>
              <text:p text:style-name="P15">Registrar un nuevo producto (nuevo o usado).</text:p>
            </text:list-item>
            <text:list-item>
              <text:p text:style-name="P15">Registrar un nuevo cliente.</text:p>
            </text:list-item>
            <text:list-item>
              <text:p text:style-name="P15">Registrar una nueva reparación.</text:p>
            </text:list-item>
            <text:list-item>
              <text:p text:style-name="P15">Registrar una venta o compra.</text:p>
            </text:list-item>
          </text:list>
        </text:list-item>
        <text:list-item>
          <text:p text:style-name="P15"><text:span text:style-name="Strong_20_Emphasis">Actualizaciones:</text:span></text:p>
          <text:list>
            <text:list-item>
              <text:p text:style-name="P15"><text:soft-page-break/>Actualizar el estado de un producto (por ejemplo, de “En reparación” a “Reparado”).</text:p>
            </text:list-item>
            <text:list-item>
              <text:p text:style-name="P15">Modificar los datos de un cliente.</text:p>
            </text:list-item>
            <text:list-item>
              <text:p text:style-name="P15">Actualizar costos o precios de venta.</text:p>
            </text:list-item>
            <text:list-item>
              <text:p text:style-name="P15">Cambiar el estado de una reparación (pendiente → en proceso → reparado → entregado).</text:p>
            </text:list-item>
          </text:list>
        </text:list-item>
        <text:list-item>
          <text:p text:style-name="P15"><text:span text:style-name="Strong_20_Emphasis">Borrados:</text:span></text:p>
          <text:list>
            <text:list-item>
              <text:p text:style-name="P15">Eliminar productos dados de baja.</text:p>
            </text:list-item>
            <text:list-item>
              <text:p text:style-name="P15">Eliminar reparaciones completadas después de un tiempo determinado (opcional, solo con permisos de administrador).</text:p>
            </text:list-item>
          </text:list>
        </text:list-item>
        <text:list-item>
          <text:p text:style-name="P15"><text:span text:style-name="Strong_20_Emphasis">Procesos de transformación:</text:span></text:p>
          <text:list>
            <text:list-item>
              <text:p text:style-name="P15">Generar informes automáticos de ventas mensuales.</text:p>
            </text:list-item>
            <text:list-item>
              <text:p text:style-name="P15">Calcular estadísticas de productos más reparados o vendidos.</text:p>
            </text:list-item>
            <text:list-item>
              <text:p text:style-name="P15">Mostrar alertas de productos en reparación con más de X días.</text:p>
            </text:list-item>
          </text:list>
        </text:list-item>
        <text:list-item>
          <text:p text:style-name="P15"><text:span text:style-name="Strong_20_Emphasis">Datos de salida (informes y reportes):</text:span></text:p>
          <text:list>
            <text:list-item>
              <text:p text:style-name="P15">Listado de productos por estado (nuevos, usados, reparados, etc.).</text:p>
            </text:list-item>
            <text:list-item>
              <text:p text:style-name="P15">Informe de clientes con mayor número de compras o reparaciones.</text:p>
            </text:list-item>
            <text:list-item>
              <text:p text:style-name="P15">Reporte de ingresos y gastos mensuales.</text:p>
            </text:list-item>
            <text:list-item>
              <text:p text:style-name="P15">Estadísticas de marcas más vendidas o más reparadas.</text:p>
            </text:list-item>
          </text:list>
        </text:list-item>
      </text:list>
      <text:p text:style-name="P11"/>
      <text:h text:style-name="P16" text:outline-level="2"><text:span text:style-name="Strong_20_Emphasis"><text:span text:style-name="T2">6. Perfiles o Roles de usuarios y permisos</text:span></text:span></text:h>
      <text:p text:style-name="P8">El sistema puede manejar <text:span text:style-name="Strong_20_Emphasis">tres perfiles principales</text:span>:</text:p>
      <text:list text:style-name="L5">
        <text:list-item>
          <text:p text:style-name="P17"><text:span text:style-name="Strong_20_Emphasis">Administrador</text:span></text:p>
          <text:list>
            <text:list-item>
              <text:p text:style-name="P17">Acceso total a todas las funciones.</text:p>
            </text:list-item>
            <text:list-item>
              <text:p text:style-name="P17">Puede agregar, modificar y eliminar cualquier registro.</text:p>
            </text:list-item>
            <text:list-item>
              <text:p text:style-name="P17">Puede generar informes globales.</text:p>
            </text:list-item>
            <text:list-item>
              <text:p text:style-name="P17">Gestiona los roles de usuario.</text:p>
            </text:list-item>
          </text:list>
        </text:list-item>
        <text:list-item>
          <text:p text:style-name="P17"><text:span text:style-name="Strong_20_Emphasis">Técnico / Reparador</text:span></text:p>
          <text:list>
            <text:list-item>
              <text:p text:style-name="P17">Puede consultar los productos asignados.</text:p>
            </text:list-item>
            <text:list-item>
              <text:p text:style-name="P17">Puede modificar el estado de reparación.</text:p>
            </text:list-item>
            <text:list-item>
              <text:p text:style-name="P17">No puede modificar datos de clientes o transacciones.</text:p>
            </text:list-item>
            <text:list-item>
              <text:p text:style-name="P17">Puede registrar observaciones sobre reparaciones.</text:p>
            </text:list-item>
          </text:list>
        </text:list-item>
        <text:list-item>
          <text:p text:style-name="P17"><text:span text:style-name="Strong_20_Emphasis">Vendedor / Recepcionista</text:span></text:p>
          <text:list>
            <text:list-item>
              <text:p text:style-name="P17"><text:soft-page-break/>Puede registrar entradas y salidas de productos.</text:p>
            </text:list-item>
            <text:list-item>
              <text:p text:style-name="P17">Puede registrar compras y ventas.</text:p>
            </text:list-item>
            <text:list-item>
              <text:p text:style-name="P17">Puede añadir nuevos clientes.</text:p>
            </text:list-item>
            <text:list-item>
              <text:p text:style-name="P17">No puede eliminar productos ni modificar reparaciones.</text:p>
            </text:list-item>
          </text:list>
        </text:list-item>
      </text:list>
      <text:p text:style-name="P6"/>
      <text:p text:style-name="P1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9T08:09:22.712181200</meta:creation-date>
    <dc:date>2025-11-06T08:18:42.820164200</dc:date>
    <meta:editing-duration>PT18M41S</meta:editing-duration>
    <meta:editing-cycles>3</meta:editing-cycles>
    <meta:generator>LibreOffice/25.2.6.2$Windows_X86_64 LibreOffice_project/729c5bfe710f5eb71ed3bbde9e06a6065e9c6c5d</meta:generator>
    <meta:print-date>2025-11-06T08:16:29.684575500</meta:print-date>
    <meta:printed-by>Archivos PDF</meta:printed-by>
    <meta:document-statistic meta:table-count="0" meta:image-count="0" meta:object-count="0" meta:page-count="5" meta:paragraph-count="118" meta:word-count="809" meta:character-count="4942" meta:non-whitespace-character-count="4344"/>
  </office:meta>
</office:document-meta>
</file>